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officeooo:rsid="001c4803" officeooo:paragraph-rsid="001c4803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T1" style:family="text">
      <style:text-properties officeooo:rsid="001c5d23"/>
    </style:style>
    <style:style style:name="T2" style:family="text">
      <style:text-properties style:font-name="Liberation Serif" fo:font-size="18pt" fo:font-weight="bold" officeooo:rsid="001c5d23" style:font-name-asian="Noto Serif CJK SC" style:font-size-asian="18pt" style:font-weight-asian="bold" style:font-name-complex="Lohit Devanagari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ROS 2 uses <text:span text:style-name="Source_20_Text">.launch.py</text:span> (Python) while ROS 1 uses <text:span text:style-name="Source_20_Text">.launch</text:span> (XML).<text:line-break/>You’ll need to create:</text:p>
      <text:list xml:id="list511596098" text:style-name="L1">
        <text:list-item>
          <text:p text:style-name="P1"><text:span text:style-name="Source_20_Text">skratch_description.launch</text:span> for robot model + joint state publisher</text:p>
        </text:list-item>
        <text:list-item>
          <text:p text:style-name="P1"><text:span text:style-name="Source_20_Text">skratch_gazebo.launch</text:span> for simulation</text:p>
        </text:list-item>
        <text:list-item>
          <text:p text:style-name="P1"><text:span text:style-name="Source_20_Text">skratch_mapping.launch</text:span> if needed</text:p>
        </text:list-item>
      </text:list>
      <text:p text:style-name="Text_20_body">ROS 2 and ROS 1 both use XACRO/URDF, but:</text:p>
      <text:list xml:id="list2983418139" text:style-name="L2">
        <text:list-item>
          <text:p text:style-name="P2">Ensure <text:span text:style-name="Source_20_Text">xacro</text:span> is invoked with correct CLI (<text:span text:style-name="Source_20_Text">xacro</text:span> in ROS 1 vs <text:span text:style-name="Source_20_Text">ros2 run xacro xacro</text:span>)</text:p>
        </text:list-item>
        <text:list-item>
          <text:p text:style-name="P2">ROS 1 does not use <text:span text:style-name="Source_20_Text">ament_index_python</text:span>, so any resource lookup must use <text:span text:style-name="Source_20_Text">$(find &lt;package&gt;)</text:span> instead of Python paths.</text:p>
        </text:list-item>
      </text:list>
      <text:p text:style-name="P4">So,</text:p>
      <text:list xml:id="list1609340026" text:style-name="L3">
        <text:list-item>
          <text:p text:style-name="P3">Replace ROS 2-specific paths and plugin settings with ROS 1 equivalents.</text:p>
        </text:list-item>
        <text:list-item>
          <text:p text:style-name="P3">Make sure your <text:span text:style-name="Source_20_Text">.xacro</text:span> files are compatible with ROS 1 (I'll review one if you send me a representative file like <text:span text:style-name="Source_20_Text">skratch_robot.urdf.xacro</text:span>).</text:p>
        </text:list-item>
      </text:list>
      <text:p text:style-name="Text_20_body">ROS 1 uses <text:span text:style-name="Source_20_Text">catkin</text:span> instead of <text:span text:style-name="Source_20_Text">ament</text:span>.</text:p>
      <text:p text:style-name="Text_20_body">You need:</text:p>
      <text:list xml:id="list2261376344" text:style-name="L4">
        <text:list-item>
          <text:p text:style-name="P5"><text:span text:style-name="Source_20_Text">catkin_package()</text:span> in <text:span text:style-name="Source_20_Text">CMakeLists.txt</text:span></text:p>
        </text:list-item>
        <text:list-item>
          <text:p text:style-name="P5"><text:span text:style-name="Source_20_Text">buildtool_depend&gt;catkin&lt;/buildtool_depend&gt;</text:span> in <text:span text:style-name="Source_20_Text">package.xml</text:span></text:p>
        </text:list-item>
      </text:list>
      <text:p text:style-name="Standard"/>
      <text:h text:style-name="Heading_20_2" text:outline-level="2">What <text:span text:style-name="T2">skratch_description.launch</text:span> File Does in ROS 2</text:h>
      <text:list xml:id="list2251667645" text:style-name="L5">
        <text:list-item>
          <text:p text:style-name="P6">Loads the robot from <text:span text:style-name="Source_20_Text">skratch_robot.urdf.xacro</text:span></text:p>
        </text:list-item>
        <text:list-item>
          <text:p text:style-name="P6">Publishes TFs via <text:span text:style-name="Source_20_Text">robot_state_publisher</text:span></text:p>
        </text:list-item>
        <text:list-item>
          <text:p text:style-name="P6">Starts <text:span text:style-name="Source_20_Text">joint_state_publisher</text:span> or GUI version based on a flag</text:p>
        </text:list-item>
        <text:list-item>
          <text:p text:style-name="P6">Launches RViz with a config file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2T16:17:53.787285204</meta:creation-date>
    <dc:date>2025-05-02T19:02:27.599041226</dc:date>
    <meta:editing-duration>PT1H34M3S</meta:editing-duration>
    <meta:editing-cycles>1</meta:editing-cycles>
    <meta:document-statistic meta:table-count="0" meta:image-count="0" meta:object-count="0" meta:page-count="1" meta:paragraph-count="19" meta:word-count="165" meta:character-count="1045" meta:non-whitespace-character-count="912"/>
    <meta:generator>LibreOffice/6.4.7.2$Linux_X86_64 LibreOffice_project/40$Build-2</meta:generator>
  </office:meta>
</office:document-meta>
</file>